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open sans" svg:font-family="'open san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39dd" officeooo:paragraph-rsid="001839dd"/>
    </style:style>
    <style:style style:name="P2" style:family="paragraph" style:parent-style-name="Heading_20_3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fo:font-variant="normal" fo:text-transform="none" fo:color="#000000" style:font-name="Raleway" fo:font-size="13.5pt" fo:letter-spacing="normal" fo:font-style="normal" fo:font-weight="normal" officeooo:paragraph-rsid="001839dd"/>
    </style:style>
    <style:style style:name="P3" style:family="paragraph" style:parent-style-name="Preformatted_20_Text">
      <style:paragraph-properties fo:line-height="143%" fo:orphans="2" fo:widows="2"/>
    </style:style>
    <style:style style:name="P4" style:family="paragraph" style:parent-style-name="Preformatted_20_Text">
      <style:paragraph-properties fo:margin-left="0cm" fo:margin-right="0cm" fo:line-height="143%" fo:orphans="2" fo:widows="2" fo:text-indent="0cm" style:auto-text-indent="false"/>
    </style:style>
    <style:style style:name="P5" style:family="paragraph" style:parent-style-name="Preformatted_20_Text">
      <style:paragraph-properties fo:margin-top="0cm" fo:margin-bottom="0.499cm" loext:contextual-spacing="false" fo:line-height="143%" fo:orphans="2" fo:widows="2"/>
    </style:style>
    <style:style style:name="P6" style:family="paragraph" style:parent-style-name="Standard">
      <style:text-properties officeooo:rsid="001839dd" officeooo:paragraph-rsid="001839dd"/>
    </style:style>
    <style:style style:name="P7" style:family="paragraph" style:parent-style-name="Standard">
      <style:text-properties fo:font-size="20pt" fo:font-weight="bold" officeooo:rsid="001839dd" officeooo:paragraph-rsid="001839dd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variant="normal" fo:text-transform="none" fo:color="#000000" style:font-name="Raleway" fo:font-size="13.5pt" fo:letter-spacing="normal" fo:font-style="normal" fo:font-weight="normal" officeooo:rsid="001839dd" officeooo:paragraph-rsid="001839d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rsid="001839dd" officeooo:paragraph-rsid="001839dd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39dd" officeooo:paragraph-rsid="001839dd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officeooo:paragraph-rsid="001839dd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fo:font-variant="normal" fo:text-transform="none" fo:color="#000000" style:font-name="Raleway" fo:font-size="13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fo:font-variant="normal" fo:text-transform="none" fo:color="#000000" style:font-name="Raleway" fo:font-size="13.5pt" fo:letter-spacing="normal" fo:font-style="normal" fo:font-weight="normal" officeooo:paragraph-rsid="001839dd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  <style:text-properties fo:font-variant="normal" fo:text-transform="none" fo:color="#000000" style:font-name="Raleway" fo:font-size="20pt" fo:letter-spacing="normal" fo:font-style="normal" fo:font-weight="bold" officeooo:rsid="001839dd" officeooo:paragraph-rsid="001839dd" style:font-size-asian="20pt" style:font-weight-asian="bold" style:font-size-complex="20pt" style:font-weight-complex="bold"/>
    </style:style>
    <style:style style:name="T1" style:family="text">
      <style:text-properties officeooo:rsid="001839dd"/>
    </style:style>
    <style:style style:name="T2" style:family="text">
      <style:text-properties fo:font-weight="bold" officeooo:rsid="001839dd"/>
    </style:style>
    <style:style style:name="T3" style:family="text">
      <style:text-properties fo:font-style="normal"/>
    </style:style>
    <style:style style:name="T4" style:family="text">
      <style:text-properties fo:font-size="18pt" fo:font-weight="bold"/>
    </style:style>
    <style:style style:name="T5" style:family="text">
      <style:text-properties fo:font-size="18pt" fo:font-weight="bold" officeooo:rsid="001839dd"/>
    </style:style>
    <style:style style:name="T6" style:family="text">
      <style:text-properties fo:color="#000000" style:font-name="Raleway" fo:font-size="13.5pt" fo:letter-spacing="normal" fo:font-weight="normal"/>
    </style:style>
    <style:style style:name="T7" style:family="text">
      <style:text-properties fo:font-variant="normal" fo:text-transform="none" fo:color="#000000" style:font-name="Raleway" fo:font-size="18pt" fo:letter-spacing="normal" fo:font-style="normal" fo:font-weight="bold"/>
    </style:style>
    <style:style style:name="T8" style:family="text">
      <style:text-properties fo:font-variant="normal" fo:text-transform="none" fo:color="#000000" style:font-name="Raleway" fo:font-size="13.5pt" fo:letter-spacing="normal" fo:font-style="normal" fo:font-weight="bold"/>
    </style:style>
    <style:style style:name="T9" style:family="text">
      <style:text-properties fo:font-variant="normal" fo:text-transform="none" fo:color="#000000" style:font-name="Raleway" fo:font-size="13.5pt" fo:letter-spacing="normal" fo:font-style="normal" fo:font-weight="bold" officeooo:rsid="001839dd"/>
    </style:style>
    <style:style style:name="T10" style:family="text">
      <style:text-properties fo:font-variant="normal" fo:text-transform="none" fo:color="#000000" style:font-name="Raleway" fo:font-size="13.5pt" fo:letter-spacing="normal" fo:font-style="normal" fo:font-weight="normal"/>
    </style:style>
    <style:style style:name="T11" style:family="text">
      <style:text-properties fo:font-variant="normal" fo:text-transform="none" fo:color="#000000" style:font-name="Raleway" fo:font-size="13.5pt" fo:letter-spacing="normal" fo:font-style="normal" fo:font-weight="normal" style:font-name-asian="Raleway" style:font-size-asian="13.5pt" style:font-style-asian="normal" style:font-weight-asian="normal" style:font-name-complex="Raleway" style:font-size-complex="13.5pt" style:font-style-complex="normal" style:font-weight-complex="normal"/>
    </style:style>
    <style:style style:name="T12" style:family="text">
      <style:text-properties fo:font-variant="normal" fo:text-transform="none" fo:color="#000000" style:font-name="Raleway" fo:letter-spacing="normal" fo:font-style="normal"/>
    </style:style>
    <style:style style:name="T13" style:family="text">
      <style:text-properties fo:font-variant="normal" fo:text-transform="none" fo:color="#000000" style:font-name="Raleway" fo:letter-spacing="normal" fo:font-style="normal" fo:font-weight="bold" officeooo:rsid="001839dd"/>
    </style:style>
    <style:style style:name="T14" style:family="text">
      <style:text-properties fo:font-variant="normal" fo:text-transform="none" fo:color="#000000" style:font-name="Raleway" fo:letter-spacing="normal" fo:font-style="normal" fo:font-weight="normal"/>
    </style:style>
    <style:style style:name="T15" style:family="text">
      <style:text-properties fo:font-variant="normal" fo:text-transform="none" fo:color="#000000" style:font-name="Raleway" fo:font-size="20pt" fo:letter-spacing="normal" fo:font-style="normal" fo:font-weight="bold" officeooo:rsid="001839dd" style:font-size-asian="20pt" style:font-size-complex="20pt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background-color="#fafafa" loext:char-shading-value="0" loext:padding-left="0.37cm" loext:padding-right="0cm" loext:padding-top="0cm" loext:padding-bottom="0cm" loext:border-left="2.24pt solid #267438" loext:border-right="none" loext:border-top="none" loext:border-bottom="none"/>
    </style:style>
    <style:style style:name="T18" style:family="text">
      <style:text-properties fo:font-variant="normal" fo:text-transform="none" fo:color="#000000" style:font-name="Source Code Pro" fo:font-size="10.5pt" fo:letter-spacing="normal" fo:font-style="normal" fo:font-weight="normal" fo:background-color="#fafafa" loext:char-shading-value="0" loext:padding-left="0.37cm" loext:padding-right="0cm" loext:padding-top="0cm" loext:padding-bottom="0cm" loext:border-left="2.24pt solid #267438" loext:border-right="none" loext:border-top="none" loext:border-bottom="none"/>
    </style:style>
    <style:style style:name="T19" style:family="text">
      <style:text-properties fo:font-variant="normal" fo:text-transform="none" fo:color="#63b175" style:font-name="Source Code Pro" fo:font-size="10.5pt" fo:letter-spacing="normal" fo:font-style="normal" fo:font-weight="bold" fo:background-color="#fafafa" loext:char-shading-value="0" loext:padding-left="0.37cm" loext:padding-right="0cm" loext:padding-top="0cm" loext:padding-bottom="0cm" loext:border-left="2.24pt solid #267438" loext:border-right="none" loext:border-top="none" loext:border-bottom="none"/>
    </style:style>
    <style:style style:name="T20" style:family="text">
      <style:text-properties fo:font-variant="normal" fo:text-transform="none" fo:color="#4e9359" style:font-name="Source Code Pro" fo:font-size="10.5pt" fo:letter-spacing="normal" fo:font-style="normal" fo:font-weight="normal" fo:background-color="#fafafa" loext:char-shading-value="0" loext:padding-left="0.37cm" loext:padding-right="0cm" loext:padding-top="0cm" loext:padding-bottom="0cm" loext:border-left="2.24pt solid #267438" loext:border-right="none" loext:border-top="none" loext:border-bottom="none"/>
    </style:style>
    <style:style style:name="T21" style:family="text">
      <style:text-properties fo:font-size="20pt" fo:font-weight="bold" officeooo:rsid="001839dd" style:font-size-asian="20pt" style:font-size-complex="20pt"/>
    </style:style>
    <style:style style:name="T22" style:family="text">
      <style:text-properties fo:font-size="20pt" style:font-size-asian="17.5pt" style:font-size-complex="2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842791903" text:style-name="L1">
        <text:list-header>
          <text:p text:style-name="P11"><text:span text:style-name="T1">Q.</text:span>Differentiate between the different dependency scopes: compile, runtime, test, provided using different dependencies being defined in your pom.xml.</text:p>
        </text:list-header>
      </text:list>
      <text:p text:style-name="Standard"><text:s/><text:span text:style-name="T1">Ans-</text:span></text:p>
      <text:p text:style-name="Standard"/>
      <text:p text:style-name="P14"><text:span text:style-name="Strong_20_Emphasis"><text:span text:style-name="T15">Compile:</text:span></text:span></text:p>
      <text:p text:style-name="P13"><text:span text:style-name="Strong_20_Emphasis"><text:span text:style-name="T8">This is the default scope when no other scope is provided.</text:span></text:span></text:p>
      <text:p text:style-name="P15">Dependencies with this scope are available on the classpath of the project in all build tasks and they're propagated to the dependent projects.</text:p>
      <text:p text:style-name="P15">More importantly, these dependencies are also transitive:</text:p>
      <text:p text:style-name="P4"><text:span text:style-name="Source_20_Text"><text:span text:style-name="T18">&lt;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groupId</text:span></text:span><text:span text:style-name="Source_20_Text"><text:span text:style-name="T18">&gt;commons-lang&lt;/</text:span></text:span><text:span text:style-name="Source_20_Text"><text:span text:style-name="T19">group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artifactId</text:span></text:span><text:span text:style-name="Source_20_Text"><text:span text:style-name="T18">&gt;commons-lang&lt;/</text:span></text:span><text:span text:style-name="Source_20_Text"><text:span text:style-name="T19">artifact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version</text:span></text:span><text:span text:style-name="Source_20_Text"><text:span text:style-name="T18">&gt;2.6&lt;/</text:span></text:span><text:span text:style-name="Source_20_Text"><text:span text:style-name="T19">version</text:span></text:span><text:span text:style-name="Source_20_Text"><text:span text:style-name="T18">&gt;</text:span></text:span></text:p>
      <text:p text:style-name="P5"><text:span text:style-name="Source_20_Text"><text:span text:style-name="T18">&lt;/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15"/>
      <text:p text:style-name="P15"><text:span text:style-name="Strong_20_Emphasis"><text:span text:style-name="T4"/></text:span></text:p>
      <text:p text:style-name="P16"><text:span text:style-name="Strong_20_Emphasis"><text:span text:style-name="T21">Provided:</text:span></text:span></text:p>
      <text:p text:style-name="P13"><text:span text:style-name="T10">This scope is used to mark </text:span><text:span text:style-name="Strong_20_Emphasis"><text:span text:style-name="T8">dependencies that should be provided at runtime by JDK or a container</text:span></text:span><text:span text:style-name="T10">, hence the name.</text:span></text:p>
      <text:p text:style-name="P15">A good use case for this scope would be a web application deployed in some container, where the container already provides some libraries itself.</text:p>
      <text:p text:style-name="P15">For example, a web server that already provides the Servlet API at runtime</text:p>
      <text:p text:style-name="P15"><text:soft-page-break/>those dependencies can be defined with the <text:span text:style-name="Emphasis"><text:span text:style-name="T3">provided</text:span></text:span> scope:</text:p>
      <text:p text:style-name="P4"><text:span text:style-name="Source_20_Text"><text:span text:style-name="T18">&lt;dependency&gt;</text:span></text:span></text:p>
      <text:p text:style-name="P3"><text:span text:style-name="Source_20_Text"><text:span text:style-name="T17"><text:s text:c="4"/></text:span></text:span><text:span text:style-name="Source_20_Text"><text:span text:style-name="T18">&lt;groupId&gt;javax.servlet&lt;/groupId&gt;</text:span></text:span></text:p>
      <text:p text:style-name="P3"><text:span text:style-name="Source_20_Text"><text:span text:style-name="T17"><text:s text:c="4"/></text:span></text:span><text:span text:style-name="Source_20_Text"><text:span text:style-name="T18">&lt;artifactId&gt;servlet-api&lt;/artifactId&gt;</text:span></text:span></text:p>
      <text:p text:style-name="P3"><text:span text:style-name="Source_20_Text"><text:span text:style-name="T17"><text:s text:c="4"/></text:span></text:span><text:span text:style-name="Source_20_Text"><text:span text:style-name="T18">&lt;version&gt;</text:span></text:span><text:span text:style-name="Source_20_Text"><text:span text:style-name="T20">2.5</text:span></text:span><text:span text:style-name="Source_20_Text"><text:span text:style-name="T18">&lt;/version&gt;</text:span></text:span></text:p>
      <text:p text:style-name="P3"><text:span text:style-name="Source_20_Text"><text:span text:style-name="T17"><text:s text:c="4"/></text:span></text:span><text:span text:style-name="Source_20_Text"><text:span text:style-name="T18">&lt;scope&gt;provided&lt;/scope&gt;</text:span></text:span></text:p>
      <text:p text:style-name="P5"><text:span text:style-name="Source_20_Text"><text:span text:style-name="T18">&lt;/dependency&gt;</text:span></text:span></text:p>
      <text:p text:style-name="P13"><text:span text:style-name="T10">The </text:span><text:span text:style-name="Emphasis"><text:span text:style-name="T10">provided </text:span></text:span><text:span text:style-name="T10">dependencies are available only at compile-time and in the test classpath of the project; what's more, they aren't transitive.</text:span></text:p>
      <text:section text:style-name="Sect1" text:name="baeldung_leaderboard_mid_3">
        <text:p text:style-name="P9"/>
        <text:section text:style-name="Sect1" text:name="google_ads_iframe_/15184186,7114245/baeldung_leaderboard_mid_3_0__container__">
          <text:p text:style-name="P9"/>
        </text:section>
      </text:section>
      <text:p text:style-name="Text_20_body"><text:line-break/></text:p>
      <text:p text:style-name="P17">Runtime:</text:p>
      <text:p text:style-name="P6"><text:span text:style-name="Strong_20_Emphasis"><text:span text:style-name="T10">The dependencies with this scope are required at runtime</text:span></text:span><text:span text:style-name="T10">, but they're not needed for compilation of the project code. Because of that, dependencies marked with the </text:span><text:span text:style-name="Emphasis"><text:span text:style-name="T6">runtime</text:span></text:span><text:span text:style-name="T16"> </text:span><text:span text:style-name="T10">scope will be present in runtime and test classpath, but they will be missing from compile classpath.</text:span></text:p>
      <text:p text:style-name="P6"><text:span text:style-name="T10"/></text:p>
      <text:p text:style-name="P8">A good example of dependencies that should use the runtime scope is a JDBC driver:</text:p>
      <text:p text:style-name="P4"><text:span text:style-name="Source_20_Text"><text:span text:style-name="T18">&lt;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groupId</text:span></text:span><text:span text:style-name="Source_20_Text"><text:span text:style-name="T18">&gt;mysql&lt;/</text:span></text:span><text:span text:style-name="Source_20_Text"><text:span text:style-name="T19">group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artifactId</text:span></text:span><text:span text:style-name="Source_20_Text"><text:span text:style-name="T18">&gt;mysql-connector-java&lt;/</text:span></text:span><text:span text:style-name="Source_20_Text"><text:span text:style-name="T19">artifact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version</text:span></text:span><text:span text:style-name="Source_20_Text"><text:span text:style-name="T18">&gt;6.0.6&lt;/</text:span></text:span><text:span text:style-name="Source_20_Text"><text:span text:style-name="T19">version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scope</text:span></text:span><text:span text:style-name="Source_20_Text"><text:span text:style-name="T18">&gt;runtime&lt;/</text:span></text:span><text:span text:style-name="Source_20_Text"><text:span text:style-name="T19">scope</text:span></text:span><text:span text:style-name="Source_20_Text"><text:span text:style-name="T18">&gt;</text:span></text:span></text:p>
      <text:p text:style-name="P5"><text:span text:style-name="Source_20_Text"><text:span text:style-name="T18">&lt;/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oft-page-break/><text:span text:style-name="T10"/></text:p>
      <text:p text:style-name="P6"><text:span text:style-name="T10"/></text:p>
      <text:p text:style-name="P7"><text:span text:style-name="T12">Test:</text:span></text:p>
      <text:p text:style-name="P6"><text:span text:style-name="T10"/></text:p>
      <text:p text:style-name="P10"><text:span text:style-name="T10">This scope is used to indicate that dependency isn't required at standard runtime of the application, but is used only for test purposes. </text:span><text:span text:style-name="Strong_20_Emphasis"><text:span text:style-name="Emphasis"><text:span text:style-name="T8">Test</text:span></text:span></text:span><text:span text:style-name="Strong_20_Emphasis"><text:span text:style-name="T8"> dependencies aren't transitive and are only present for test and execution classpaths.</text:span></text:span></text:p>
      <text:p text:style-name="P15">The standard use case for this scope is adding test library like JUnit to our application:</text:p>
      <text:p text:style-name="P4"><text:span text:style-name="Source_20_Text"><text:span text:style-name="T18">&lt;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groupId</text:span></text:span><text:span text:style-name="Source_20_Text"><text:span text:style-name="T18">&gt;junit&lt;/</text:span></text:span><text:span text:style-name="Source_20_Text"><text:span text:style-name="T19">group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artifactId</text:span></text:span><text:span text:style-name="Source_20_Text"><text:span text:style-name="T18">&gt;junit&lt;/</text:span></text:span><text:span text:style-name="Source_20_Text"><text:span text:style-name="T19">artifactId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version</text:span></text:span><text:span text:style-name="Source_20_Text"><text:span text:style-name="T18">&gt;4.12&lt;/</text:span></text:span><text:span text:style-name="Source_20_Text"><text:span text:style-name="T19">version</text:span></text:span><text:span text:style-name="Source_20_Text"><text:span text:style-name="T18">&gt;</text:span></text:span></text:p>
      <text:p text:style-name="P3"><text:span text:style-name="Source_20_Text"><text:span text:style-name="T17"><text:s text:c="4"/></text:span></text:span><text:span text:style-name="Source_20_Text"><text:span text:style-name="T18">&lt;</text:span></text:span><text:span text:style-name="Source_20_Text"><text:span text:style-name="T19">scope</text:span></text:span><text:span text:style-name="Source_20_Text"><text:span text:style-name="T18">&gt;test&lt;/</text:span></text:span><text:span text:style-name="Source_20_Text"><text:span text:style-name="T19">scope</text:span></text:span><text:span text:style-name="Source_20_Text"><text:span text:style-name="T18">&gt;</text:span></text:span></text:p>
      <text:p text:style-name="P5"><text:span text:style-name="Source_20_Text"><text:span text:style-name="T18">&lt;/</text:span></text:span><text:span text:style-name="Source_20_Text"><text:span text:style-name="T19">dependency</text:span></text:span><text:span text:style-name="Source_20_Text"><text:span text:style-name="T18">&gt;</text:span></text:span></text:p>
      <text:p text:style-name="P6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open sans" svg:font-family="'open san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9dd" officeooo:paragraph-rsid="001839d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swer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22:59:38.965426807</meta:creation-date>
    <dc:date>2021-10-02T23:07:21.758901258</dc:date>
    <meta:editing-duration>PT7M43S</meta:editing-duration>
    <meta:editing-cycles>1</meta:editing-cycles>
    <meta:document-statistic meta:table-count="0" meta:image-count="0" meta:object-count="0" meta:page-count="3" meta:paragraph-count="43" meta:word-count="288" meta:character-count="2228" meta:non-whitespace-character-count="1920"/>
    <meta:generator>LibreOffice/6.4.7.2$Linux_X86_64 LibreOffice_project/40$Build-2</meta:generator>
  </office:meta>
</office:document-meta>
</file>